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.245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1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2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3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4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5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41427625" text:style-name="L1">
        <text:list-item>
          <text:p text:style-name="P6">zapewnienie sekwencyjnego dostępu do podobiektów zgrupowanych w większym obiekcie</text:p>
          <text:p text:style-name="P6"/>
        </text:list-item>
      </text:list>
      <text:p text:style-name="Standard"/>
      <text:p text:style-name="Standard"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Standard"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Standard"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Standard"/>
      <text:p text:style-name="Standard"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Standard"/>
      <text:p text:style-name="Standard">5. Wzorzec, który często implementuje klasy fabryk abstrakcyjnych</text:p>
      <text:p text:style-name="Standard">A. Dekorator</text:p>
      <text:p text:style-name="Standard"><text:soft-page-break/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Standard"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Standard"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Standard"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Standard"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Standard"/>
      <text:p text:style-name="Standard">1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Standard"/>
      <text:p text:style-name="Standard">1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<text:soft-page-break/>A</text:p>
      <text:p text:style-name="Standard"/>
      <text:p text:style-name="Standard">1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Standard">1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Standard">1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Standard">1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Standard">1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/>
      <text:p text:style-name="Standard">C</text:p>
      <text:p text:style-name="Standard"/>
      <text:p text:style-name="Standard">1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Standard">18. Wybierz podpunkt, który nie pasuje do pozostałych:</text:p>
      <text:p text:style-name="Standard"><text:soft-page-break/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Standard">1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Standard">22. Komunikację między formularzem aplikacji okienkowej a jej kontolerem można 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Standard">2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Standard">24. Do zaprojektowania aplikacji "kalkulator" można wykorzystać wzorzec:</text:p>
      <text:p text:style-name="Standard"><text:soft-page-break/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Standard">2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Standard">2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Standard"/>
      <text:p text:style-name="Standard">2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/>
      <text:p text:style-name="Standard">A</text:p>
      <text:p text:style-name="Standard"/>
      <text:p text:style-name="Standard">2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Standard">2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Standard"/>
      <text:p text:style-name="Standard">30. Który z podanych niżej wzorców pozwala na zaprojektowanie aplikacji pracującej w kilku różnych trybach? </text:p>
      <text:p text:style-name="Standard"><text:soft-page-break/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Standard">Łatwe</text:p>
      <text:list xml:id="list41422646" text:style-name="L2">
        <text:list-item>
          <text:p text:style-name="P7">Która z poniższych opcji nie jest kategorią wzorców pojektowych:</text:p>
          <text:p text:style-name="P7">A. wzorce kreacyjne</text:p>
          <text:p text:style-name="P7">B. wzorce czynnościowe</text:p>
          <text:p text:style-name="P7"><text:span text:style-name="T1">C.</text:span> wzorce analityczne</text:p>
          <text:p text:style-name="P7">D. wzorce strukturalne</text:p>
        </text:list-item>
      </text:list>
      <text:p text:style-name="Standard"/>
      <text:p text:style-name="Standard">Trudne</text:p>
      <text:list xml:id="list41438989" text:continue-numbering="true" text:style-name="L2">
        <text:list-item>
          <text:p text:style-name="P7">Który z poniższych wzorców jest pochodną wzorca MVC używaną szczególnie do tworzenia interfejsu użytkownika?</text:p>
          <text:p text:style-name="P7"><text:span text:style-name="T1">A.</text:span> Model View Presenter</text:p>
          <text:p text:style-name="P7">B. Model View Interface</text:p>
          <text:p text:style-name="P7">C. Model Presenter Controller</text:p>
          <text:p text:style-name="P7">D. Presenter View Controller</text:p>
        </text:list-item>
      </text:list>
      <text:p text:style-name="Standard"/>
      <text:p text:style-name="Standard">Średnie</text:p>
      <text:list xml:id="list41436279" text:continue-numbering="true" text:style-name="L2">
        <text:list-item>
          <text:p text:style-name="P7">Rolę któego składnika wzorca MVC przejmuje Prezenter we wzorcu MVP:</text:p>
          <text:p text:style-name="P7">A. Model</text:p>
          <text:p text:style-name="P7"><text:span text:style-name="T1">B.</text:span> Controller</text:p>
          <text:p text:style-name="P7">C. ViewModel</text:p>
          <text:p text:style-name="P7">D. View</text:p>
        </text:list-item>
      </text:list>
      <text:p text:style-name="Standard"/>
      <text:p text:style-name="Standard">Średnie</text:p>
      <text:list xml:id="list41447951" text:continue-numbering="true" text:style-name="L2">
        <text:list-item>
          <text:p text:style-name="P7">Który składnik wzorca MVP odgrywa rolę pośrednika między pozostałymi składnikami?</text:p>
          <text:p text:style-name="P7">A. Controller</text:p>
          <text:p text:style-name="P7">B. Model</text:p>
          <text:p text:style-name="P7">C. View</text:p>
          <text:p text:style-name="P8">D. <text:span text:style-name="T2">Presenter</text:span></text:p>
        </text:list-item>
      </text:list>
      <text:p text:style-name="P2"/>
      <text:p text:style-name="P2">Średnie</text:p>
      <text:list xml:id="list41445561" text:continue-numbering="true" text:style-name="L2">
        <text:list-item>
          <text:p text:style-name="P7">Która składowa wzorca Model View ViewModel odpowiada za przekazywanie danych z modelu do widoku?</text:p>
          <text:p text:style-name="P7">A. Model</text:p>
          <text:p text:style-name="P7">B. ViewModel</text:p>
          <text:p text:style-name="P7">C. Controller</text:p>
          <text:p text:style-name="P8">D. <text:span text:style-name="T2">View</text:span></text:p>
        </text:list-item>
      </text:list>
      <text:p text:style-name="P2"/>
      <text:p text:style-name="P2">Trudne</text:p>
      <text:list xml:id="list41438108" text:continue-numbering="true" text:style-name="L2">
        <text:list-item>
          <text:p text:style-name="P7">Jak nazywa się wzorzec zakładający istnienie hierarchicznego drzewa agentów składających się z części abstrakcyjnej, prezentacyjnej i kontrolującej:</text:p>
          <text:p text:style-name="P7">A. Model Abstraction Control</text:p>
          <text:p text:style-name="P8">B. <text:span text:style-name="T2">Presentation Abstraction Control</text:span></text:p>
          <text:p text:style-name="P7">C. View Abstraction Control</text:p>
          <text:p text:style-name="P7">D. Model View Abstraction</text:p>
        </text:list-item>
      </text:list>
      <text:p text:style-name="Standard"/>
      <text:p text:style-name="Standard"><text:soft-page-break/>Trudne</text:p>
      <text:list xml:id="list41434815" text:continue-numbering="true" text:style-name="L2">
        <text:list-item>
          <text:p text:style-name="P7">Które składowe rozłącza modyfikacja Pasywny Widok powstała na podstawie wzorca MVC?</text:p>
          <text:p text:style-name="P7">A. Model i ViewModel</text:p>
          <text:p text:style-name="P7">B. Kontroler i Model</text:p>
          <text:p text:style-name="P7">C. Widok i Kontroler</text:p>
          <text:p text:style-name="P8">D. <text:span text:style-name="T2">Widok i Model</text:span></text:p>
        </text:list-item>
      </text:list>
      <text:p text:style-name="P2"/>
      <text:p text:style-name="P2">Łatwe</text:p>
      <text:list xml:id="list41451682" text:continue-numbering="true" text:style-name="L2">
        <text:list-item>
          <text:p text:style-name="P7">Jak nazywa się platforma aplikacyjna umożliwiająca tworzenie aplikacji zgodnie z wzorcem MVC w .NET?</text:p>
          <text:p text:style-name="P7"><text:span text:style-name="T1">A.</text:span> ASP.NET MVC</text:p>
          <text:p text:style-name="P7">B. ADO.NET MVC</text:p>
          <text:p text:style-name="P7">C. ASD.NET MVC</text:p>
          <text:p text:style-name="P7">D. ASO.NET MVC</text:p>
        </text:list-item>
      </text:list>
      <text:p text:style-name="P3"/>
      <text:p text:style-name="P4">Łatwe</text:p>
      <text:list xml:id="list41420095" text:style-name="L3">
        <text:list-item>
          <text:list>
            <text:list-header>
              <text:p text:style-name="P9">1. Wzorzec Pełnomocnik należy do wzorców:</text:p>
            </text:list-header>
          </text:list>
        </text:list-item>
      </text:list>
      <text:p text:style-name="Standard"><text:tab/>A. kreacyjnych</text:p>
      <text:p text:style-name="Standard"><text:tab/><text:span text:style-name="T1">B.</text:span> strukturalnych</text:p>
      <text:p text:style-name="Standard"><text:tab/>C. czynnościowych</text:p>
      <text:p text:style-name="Standard"><text:tab/>D. mnogościowych</text:p>
      <text:p text:style-name="Standard"/>
      <text:p text:style-name="Standard"><text:tab/>B.</text:p>
      <text:p text:style-name="Standard"/>
      <text:p text:style-name="Standard">Średnie</text:p>
      <text:p text:style-name="Standard">2. Wzorce te opisują sposób konstrukcji struktur obiektowych oraz korzystają z dziedziczenia i <text:s text:c="4"/>delegacji:</text:p>
      <text:p text:style-name="Standard"><text:tab/>A. wzorce kreacyjne</text:p>
      <text:p text:style-name="Standard"><text:tab/>B. wzorce behawioralne</text:p>
      <text:p text:style-name="Standard"><text:tab/><text:span text:style-name="T1">C. </text:span>wzorce strukturalne</text:p>
      <text:p text:style-name="Standard"><text:tab/>D. wzorce opisowe</text:p>
      <text:p text:style-name="P4"><text:tab/></text:p>
      <text:p text:style-name="P4"><text:tab/><text:span text:style-name="T1">C.</text:span></text:p>
      <text:p text:style-name="P10"/>
      <text:p text:style-name="P5">Łatwe</text:p>
      <text:p text:style-name="P5">3. Wzorce Odwiedzający, Pamiątka, Mediator są wzorcami:</text:p>
      <text:p text:style-name="P5"><text:tab/>A. strukturalnymi</text:p>
      <text:p text:style-name="P5"><text:tab/>B. kreacyjnymi</text:p>
      <text:p text:style-name="P5"><text:tab/><text:span text:style-name="T1">C.</text:span> czynnościowymi (behawioralnymi)</text:p>
      <text:p text:style-name="P5"><text:tab/>D. analitycznymi</text:p>
      <text:p text:style-name="P5"/>
      <text:p text:style-name="P5"><text:tab/>C.</text:p>
      <text:p text:style-name="P5"/>
      <text:p text:style-name="P5">Trudne</text:p>
      <text:p text:style-name="P5">4. Wzorzec Model-View-Presenter jest wzorcem pochodnym od:</text:p>
      <text:p text:style-name="P5"><text:tab/>A. wzorca Pamiątki</text:p>
      <text:p text:style-name="P5"><text:tab/><text:span text:style-name="T1">B.</text:span> wzorca Model-View-Controller</text:p>
      <text:p text:style-name="P5"><text:tab/>C. wzorca Budowniczy</text:p>
      <text:list xml:id="list41425459" text:style-name="L4">
        <text:list-header>
          <text:p text:style-name="P12">D. wzorca Strategia</text:p>
        </text:list-header>
      </text:list>
      <text:p text:style-name="P5"/>
      <text:p text:style-name="P5"><text:tab/>B.</text:p>
      <text:p text:style-name="P5"><text:soft-page-break/></text:p>
      <text:p text:style-name="P5">Trudne</text:p>
      <text:p text:style-name="P5">5. Gdy chcemy umożliwić współpracę dwóm klasom o niekompatybilnych interfejsach, wówczas stosujemy:</text:p>
      <text:p text:style-name="P5"><text:tab/>A. Wzorzec Budowniczy</text:p>
      <text:p text:style-name="P5"><text:tab/>B. Wzorzec Fabryka abstrakcyjna</text:p>
      <text:p text:style-name="P5"><text:tab/>C. Wzorzec Dekorator</text:p>
      <text:p text:style-name="P5"><text:tab/><text:span text:style-name="T1">D.</text:span> Wzorzec Adapter</text:p>
      <text:p text:style-name="P5"/>
      <text:p text:style-name="P5"><text:tab/>D.</text:p>
      <text:p text:style-name="P5"/>
      <text:p text:style-name="P5">Średnie</text:p>
      <text:p text:style-name="P5">6.Wzorzec ten służy do ulepszania i rozbudowywania obiektów:</text:p>
      <text:p text:style-name="P5"><text:tab/><text:span text:style-name="T1">A.</text:span> Dekorator</text:p>
      <text:p text:style-name="P5"><text:tab/>B. Pyłek</text:p>
      <text:p text:style-name="P5"><text:tab/>C. Pamiątka</text:p>
      <text:p text:style-name="P5"><text:tab/>D. Stan</text:p>
      <text:p text:style-name="P5"/>
      <text:p text:style-name="P5"><text:tab/>A.</text:p>
      <text:p text:style-name="P5"/>
      <text:p text:style-name="P5">Łatwe</text:p>
      <text:p text:style-name="P5">7. Wzorzec ten został stworzony w latach 70. w laboratoriach firmy Xerox przez programistę pracującego wówczas nad językiem Smalltalk</text:p>
      <text:p text:style-name="P5"><text:tab/><text:span text:style-name="T1">A.</text:span> Model-View-Controller</text:p>
      <text:p text:style-name="P5"><text:tab/>B. Pamiątka</text:p>
      <text:p text:style-name="P5"><text:tab/>C. Adapter</text:p>
      <text:p text:style-name="P5"><text:tab/>D. Budowniczy</text:p>
      <text:p text:style-name="P5"/>
      <text:p text:style-name="P5"><text:tab/>A.</text:p>
      <text:p text:style-name="P5"/>
      <text:p text:style-name="P5">Łatwe</text:p>
      <text:p text:style-name="P5">8. Wzorzec ten cieszy się dużą popularnością wśród aplikacji WWW. Własną implementację tego wzorca posiada także firma Microsoft.</text:p>
      <text:p text:style-name="P5"><text:tab/>A. Dekorator</text:p>
      <text:p text:style-name="P5"><text:tab/>B. Fabryka abstrakcyjna</text:p>
      <text:p text:style-name="P5"><text:span text:style-name="T1"><text:tab/>C.</text:span> Model-View-Controller</text:p>
      <text:p text:style-name="P5"><text:tab/>D. Pamiątka</text:p>
      <text:p text:style-name="P5"/>
      <text:p text:style-name="P5"><text:tab/>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2M12S</meta:editing-duration>
    <meta:editing-cycles>9</meta:editing-cycles>
    <meta:generator>OpenOffice.org/3.3$Win32 OpenOffice.org_project/330m20$Build-9567</meta:generator>
    <dc:date>2012-10-31T21:31:33.91</dc:date>
    <meta:document-statistic meta:table-count="0" meta:image-count="0" meta:object-count="0" meta:page-count="9" meta:paragraph-count="338" meta:word-count="1306" meta:character-count="8916"/>
    <meta:user-defined meta:name="Info 1"/>
    <meta:user-defined meta:name="Info 2"/>
    <meta:user-defined meta:name="Info 3"/>
    <meta:user-defined meta:name="Info 4"/>
  </office:meta>
</office:document-meta>
</file>